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57in"/>
    </style:style>
    <style:style style:name="co2" style:family="table-column">
      <style:table-column-properties fo:break-before="auto" style:column-width="8.1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11in"/>
    </style:style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9.10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98in" fo:break-before="auto" style:use-optimal-row-height="tru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6" table:default-cell-style-name="ce2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 table:number-columns-spanned="2" table:number-rows-spanned="1">
            <text:p>Inclusion Criteri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Exclusion Criteria</text:p>
          </table:table-cell>
          <table:covered-table-cell table:style-name="ce1"/>
          <table:table-cell table:style-name="ce1" table:number-columns-repeated="3"/>
          <table:table-cell office:value-type="string" calcext:value-type="string">
            <text:p>Citations</text:p>
          </table:table-cell>
          <table:table-cell office:value-type="string" calcext:value-type="string">
            <text:p>Different Sum</text:p>
          </table:table-cell>
        </table:table-row>
        <table:table-row table:style-name="ro1" table:visibility="filter">
          <table:table-cell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C1</text:p>
          </table:table-cell>
          <table:table-cell table:style-name="ce1" office:value-type="string" calcext:value-type="string">
            <text:p>IC2</text:p>
          </table:table-cell>
          <table:table-cell table:style-name="ce1" office:value-type="string" calcext:value-type="string">
            <text:p>EC1</text:p>
          </table:table-cell>
          <table:table-cell table:style-name="ce1" office:value-type="string" calcext:value-type="string">
            <text:p>EC2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Selected?</text:p>
          </table:table-cell>
          <table:table-cell table:style-name="ce1"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aptive E-learning System Based on Accumulative Digital Activities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ing Process-Driven Collaboration Support in Mood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rying on the e-Learning Process with a Workflow Management Engine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 table:visibility="filter">
          <table:table-cell/>
          <table:table-cell table:style-name="Default" office:value-type="string" calcext:value-type="string">
            <text:p>E = MA2 (E-Learning in a Moodle-based Adaptive and Accumulative System)</text:p>
          </table:table-cell>
          <table:table-cell table:number-columns-repeated="2" table:style-name="Default" office:value-type="string" calcext:value-type="string">
            <text:p>F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number-columns-repeated="3"/>
        </table:table-row>
        <table:table-row table:style-name="ro1" table:visibility="filter">
          <table:table-cell/>
          <table:table-cell table:style-name="Default" office:value-type="string" calcext:value-type="string">
            <text:p>Integration of Business Process Management Platforms and Learning Technologies: The PROLIX Process-oriented Learning Life Cycle</text:p>
          </table:table-cell>
          <table:table-cell table:style-name="Default" table:number-columns-repeated="6"/>
          <table:table-cell office:value-type="string" calcext:value-type="string">
            <text:p>couldnt downloa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ughing up Processes the Wiki Way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pporting PoEML Educational Processes in Moodle: a Middleware Approach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</table:table-row>
      </table:table>
      <table:table table:name="Legend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Inclusion Criter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focuses on e-learning systems based on business process</text:p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dies that relate learning flow to workflow of business process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Exclusion Criteria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describes about generic workflow systems without specifying any</text:p>
            <text:p> Business process model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-learning systems for business process models that uses different</text:p>
            <text:p> Methodologies other than workflow 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lemented and Tested 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framework without implement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oretical Descrip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a or sugges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 office:value-type="string" calcext:value-type="string">
            <text:p>ID</text:p>
          </table:table-cell>
          <table:table-cell/>
        </table:table-row>
        <table:table-row table:style-name="ro1">
          <table:table-cell table:style-name="ce3" office:value-type="string" calcext:value-type="string">
            <text:p>Format</text:p>
          </table:table-cell>
          <table:table-cell office:value-type="string" calcext:value-type="string">
            <text:p>IDABXX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- Method</text:p>
          </table:table-cell>
          <table:table-cell office:value-type="string" calcext:value-type="string">
            <text:p>0- Primary Studies</text:p>
          </table:table-cell>
        </table:table-row>
        <table:table-row table:style-name="ro1">
          <table:table-cell/>
          <table:table-cell office:value-type="string" calcext:value-type="string">
            <text:p>1- <text:s/>Forward Snowballing</text:p>
          </table:table-cell>
        </table:table-row>
        <table:table-row table:style-name="ro1">
          <table:table-cell/>
          <table:table-cell office:value-type="string" calcext:value-type="string">
            <text:p>2- Backward Snowball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- Iteration</text:p>
          </table:table-cell>
          <table:table-cell office:value-type="string" calcext:value-type="string">
            <text:p>0 for Primary Studies ie 00</text:p>
          </table:table-cell>
        </table:table-row>
        <table:table-row table:style-name="ro1">
          <table:table-cell/>
          <table:table-cell office:value-type="string" calcext:value-type="string">
            <text:p>no of iteration for forward and backward snowballing ie., 11,12,21,22, etc., Minimum is 1 Iteration. Coud exten to two digits al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Numerical Number based on Alphabetical Order (sometimes may change if new studies added later, but it doesnt matter as long as the ID is unique)</text:p>
          </table:table-cell>
        </table:table-row>
      </table:table>
      <table:named-expressions/>
      <table:database-ranges>
        <table:database-range table:name="__Anonymous_Sheet_DB__0" table:target-range-address="Sheet1.B3:Sheet1.H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13:45:59.857587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31:38.670143467</meta:creation-date>
    <dc:date>2015-07-22T15:45:43.738687293</dc:date>
    <meta:editing-duration>P1DT15H23M14S</meta:editing-duration>
    <meta:editing-cycles>445</meta:editing-cycles>
    <meta:generator>LibreOffice/4.2.8.2$Linux_X86_64 LibreOffice_project/420m0$Build-2</meta:generator>
    <meta:print-date>2015-05-04T15:11:13.162313894</meta:print-date>
    <meta:document-statistic meta:table-count="2" meta:cell-count="80" meta:object-count="0"/>
  </office:meta>
</office:document-meta>
</file>